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text-properties fo:background-color="transparent"/>
    </style:style>
    <style:style style:name="P3" style:family="paragraph" style:parent-style-name="Heading_20_2">
      <style:text-properties fo:background-color="transparent"/>
    </style:style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 text:is-list-header="true">QuickSort</text:h>
      <text:p text:style-name="Text_20_body">Einer der schnellsten Sortieralgorithmen, welcher auf Vergleichen beruht, ist der QuickSort! </text:p>
      <text:h text:style-name="P3" text:outline-level="2" text:is-list-header="true">Theorie</text:h>
      <text:h text:style-name="Heading_20_3" text:outline-level="3" text:is-list-header="true">Definition</text:h>
      <text:p text:style-name="Text_20_body">Beim <text:span text:style-name="T1">QuickSort</text:span> legt man die ganze Arbeit in die Zerlegung. Man wählt ein beliebiges Element <text:span text:style-name="T2">(z.B. das erste)</text:span> und teilt die Liste in drei Teile: die kleineren Elemente, die gleichen Elemente, die größeren Elemente. Wenn diese drei Teillisten selbst sortiert worden sind, kann man sie einfach zum Ergebnis konkatenieren. <text:span text:style-name="T2">Die Zerlegung geschieht mit Hilfe des filter-Funktionals.</text:span> <text:a xlink:type="simple" xlink:href="http://www.stefan-baur.de/cs.algo.quicksort.html#bibbookdata18">[FUNPROG]</text:a> <text:line-break/><text:line-break/><text:span text:style-name="T1">QuickSort</text:span> gehört zur Klasse der <text:span text:style-name="T1">divide-and-conquer</text:span> - Algorithmen. <text:a xlink:type="simple" xlink:href="http://www.stefan-baur.de/cs.algo.quicksort.html#bibbookdata10">[INFO2002]</text:a> </text:p>
      <text:h text:style-name="Heading_20_3" text:outline-level="3" text:is-list-header="true">Komplexität</text:h>
      <text:p text:style-name="Text_20_body">Wenn die Zerlegung jedesmal so klappt, dass die Teillisten der kleinen und der großen Elemente ungefähr gleich lang sind, hat dieser Algorithmus einen Aufwand in der Größenordnung <text:span text:style-name="T1">O(N log N).</text:span> Das ist aber nur der durchschnittliche Aufwand, im <text:span text:style-name="T1">worst case,</text:span> also wenn die Zerlegung jedesmal sehr unausgewogen erfolgt, ist der Aufwand quadratisch. ... <text:line-break/><text:line-break/>In der Praxis ist der <text:span text:style-name="T1">QuickSort</text:span> der effizienteste aller bekannten Sortieralgorithmen. <text:a xlink:type="simple" xlink:href="http://www.stefan-baur.de/cs.algo.quicksort.html#bibbookdata18">[FUNPROG]</text:a> </text:p>
      <text:h text:style-name="Heading_20_3" text:outline-level="3" text:is-list-header="true">Beispiel</text:h>
      <text:p text:style-name="P1">Stellen Sie sich einfach mal vor, Sie hätten in einem Europa-Gewinnspiel einen großen Haufen von Euro- und Cent-Münzen gewonnen. Sie möchten natürlich wissen, wieviel dieser Münzhaufen wert ist, und beginnen zunächst den gesamten Münzhaufen in mehrere Haufen aufzuteilen, die 1-Cent-Münzen ganz links, die 2-Cent-Münzen etwas rechts davon, die 5-Cent-Münzen auf einen weiteren Haufen rechts davon, usw., um eben später jeden einzelnen Haufen einfacher abrechnen zu können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8-01-24T17:23:18</dc:date>
    <meta:editing-cycles>1</meta:editing-cycles>
    <meta:editing-duration>PT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23" meta:character-count="1523"/>
  </office:meta>
</office:document-meta>
</file>